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draw:auto-grow-height="true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1" style:family="paragraph">
      <style:text-properties fo:color="#ff3333" fo:font-size="44pt" style:font-size-asian="44pt" style:font-size-complex="44pt"/>
    </style:style>
    <style:style style:name="P2" style:family="paragraph">
      <style:text-properties fo:color="#ff3333"/>
    </style:style>
    <style:style style:name="T1" style:family="text">
      <style:text-properties fo:color="#ff3333" fo:font-size="44pt" style:font-size-asian="44pt" style:font-size-complex="44pt"/>
    </style:style>
    <style:style style:name="T2" style:family="text">
      <style:text-properties fo:color="#000000" fo:font-size="32pt" style:font-size-asian="32pt" style:font-size-complex="32pt"/>
    </style:style>
    <style:style style:name="T3" style:family="text">
      <style:text-properties fo:color="#ff3333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><text:span text:style-name="T1">Hangman</text:span></text:p>
            <text:p text:style-name="P1"><text:span text:style-name="T2">von Dominik und Göt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3">Spielmodus <text:s/>PvP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pieler1 gibt ein Wort ein</text:p>
              </text:list-item>
              <text:list-item>
                <text:p>Spieler2 versucht, durch die Eingabe von Buchstaben oder Wörtern, das Wort zu erraten.</text:p>
              </text:list-item>
              <text:list-item>
                <text:p>Nun wechseln die Rollen und Spieler2 gibt ein Wort ei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">
        <office:forms form:automatic-focus="false" form:apply-design-mode="false"/>
        <draw:frame presentation:style-name="pr5" draw:text-style-name="P2" draw:layer="layout" svg:width="25.199cm" svg:height="3.506cm" svg:x="1.4cm" svg:y="0.837cm" presentation:class="title">
          <draw:text-box>
            <text:p text:style-name="P2"><text:span text:style-name="T3">Spielmodi gegen den Computer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3">
              <text:list-header>
                <text:p>PvC:</text:p>
              </text:list-header>
              <text:list-item>
                <text:p><text:span text:style-name="T4">Spieler gibt ein Wort ein</text:span></text:p>
              </text:list-item>
              <text:list-item>
                <text:p><text:span text:style-name="T4">Computer versucht, durch wahrscheinlichkeits-sensitive Buchstabeneingaben, das Wort zu erraten</text:span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3">
              <text:list-header>
                <text:p>CvP:</text:p>
              </text:list-header>
              <text:list-item>
                <text:p><text:span text:style-name="T4">Computer wählt aus einer der Listen ein Wort.</text:span></text:p>
              </text:list-item>
              <text:list-item>
                <text:p><text:span text:style-name="T4">Spieler versucht, das Wort durch Eingabe von Buchstaben oder ganzen Wörtern zu errat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3">Die Klasse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ame</text:p>
              </text:list-item>
              <text:list-item>
                <text:p>Player</text:p>
              </text:list-item>
              <text:list-item>
                <text:p>Human</text:p>
              </text:list-item>
              <text:list-item>
                <text:p>AI</text:p>
              </text:list-item>
              <text:list-item>
                <text:p>Word</text:p>
              </text:list-item>
              <text:list-item>
                <text:p>PvP</text:p>
              </text:list-item>
              <text:list-item>
                <text:p>PvC</text:p>
              </text:list-item>
              <text:list-item>
                <text:p>CvP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3">Player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ient als Oberklasse für AI und Human</text:p>
              </text:list-item>
              <text:list-item>
                <text:p>bietet einfache Methoden zum bearbeiten von name und score</text:p>
              </text:list-item>
              <text:list-item>
                <text:p>wird genutzt um den Methoden in PvC und CvP ein beliebigen Player übergeben zu könn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3">Huma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euert die Eingaben des Benutzers</text:p>
              </text:list-item>
              <text:list-item>
                <text:p>bietet die Methoden guess() und word_input(), welche von den Spielmodi verlangt werden.</text:p>
              </text:list-item>
              <text:list-item>
                <text:p>erbt von Play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3">Word</text:span></text:p>
          </draw:text-box>
        </draw:frame>
        <draw:frame presentation:style-name="pr4" draw:layer="layout" svg:width="25.199cm" svg:height="13.686cm" svg:x="1.4cm" svg:y="4.914cm" presentation:class="outline" presentation:user-transformed="true">
          <draw:text-box>
            <text:list text:style-name="L3">
              <text:list-item>
                <text:p>Führt die Bewertung eines Wortes durch</text:p>
              </text:list-item>
              <text:list-item>
                <text:p>Für die Bewertung wird die Häufigkeitstabelle der deutschen Sprache geladen.</text:p>
              </text:list-item>
              <text:list-item>
                <text:p>Die Bewertung erfolgt auf der Basis von:</text:p>
                <text:list>
                  <text:list-item>
                    <text:p>Der Häufigkeit der Buchstaben</text:p>
                  </text:list-item>
                  <text:list-item>
                    <text:p>Der Länge des Wortes</text:p>
                  </text:list-item>
                  <text:list-item>
                    <text:p>Der Anzahl an Wiederholungen von Buchstabe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3">AI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ietet die Methoden guess() und word_input() Methode, welche von PvC und CvP verlangt werden</text:p>
              </text:list-item>
              <text:list-item>
                <text:p>erbt von Player</text:p>
              </text:list-item>
              <text:list-item>
                <text:p>liest außerdem die Wortliste ein</text:p>
                <text:list>
                  <text:list-item>
                    <text:p>Es stehen zur Zeit drei Wortlisten zur Verfügu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3">AI - guess(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ädt eine Häufigkeitstabelle der deutschen Sprache</text:p>
              </text:list-item>
              <text:list-item>
                <text:p>erstellt ein häufigkeitssensitives Alphabet</text:p>
              </text:list-item>
              <text:list-item>
                <text:p>gibt einen zufälligen Buchstaben aus dem erstellten Alphabet zurü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3">AI - word_input(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ädt eine der drei Wortlisten und speichert diese als Liste</text:p>
              </text:list-item>
              <text:list-item>
                <text:p>gibt ein zufälliges Wort aus der Liste zurü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Standard-title" draw:text-style-name="P2" draw:layer="layout" svg:width="25.199cm" svg:height="1.737cm" svg:x="1.4cm" svg:y="1.721cm" presentation:class="title" presentation:user-transformed="true">
          <draw:text-box>
            <text:p text:style-name="P2"><text:span text:style-name="T3">Die Wortliste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ortliste1.txt</text:p>
                <text:list>
                  <text:list-item>
                    <text:p>Wörter selbst ausgesucht</text:p>
                  </text:list-item>
                  <text:list-item>
                    <text:p>Meist Wörter mit guten Bewertungen</text:p>
                  </text:list-item>
                </text:list>
              </text:list-item>
              <text:list-item>
                <text:p>wortliste2.txt</text:p>
                <text:list>
                  <text:list-item>
                    <text:p>Alle Worte, auch Umformungen</text:p>
                  </text:list-item>
                </text:list>
              </text:list-item>
              <text:list-item>
                <text:p>wortliste3.txt</text:p>
                <text:list>
                  <text:list-item>
                    <text:p>Umfangreiche Liste von deutschen Substantiv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3">PvP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ietet die Methode round_word()</text:p>
                <text:list>
                  <text:list-item>
                    <text:p>verarbeitet den Durchlauf eines Wortes</text:p>
                  </text:list-item>
                  <text:list-item>
                    <text:p>nimmt zwei Human entgegen und gibt diese getauscht zurück</text:p>
                  </text:list-item>
                  <text:list-item>
                    <text:p>wird mit dem Rückgabewert aufgerufen</text:p>
                  </text:list-item>
                </text:list>
              </text:list-item>
              <text:list-item>
                <text:p>Der Konstruktor ruft in einer Schleife die Methode round_word() au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3">PvC und CvP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ieten die Methode round_word()</text:p>
                <text:list>
                  <text:list-item>
                    <text:p>nimmt zwei Player entgegen</text:p>
                  </text:list-item>
                  <text:list-item>
                    <text:p>gibt zwei Player zurück</text:p>
                  </text:list-item>
                  <text:list-item>
                    <text:p>ruft die Methoden guess() und word_input() der Player auf</text:p>
                  </text:list-item>
                </text:list>
              </text:list-item>
              <text:list-item>
                <text:p>In den Konstruktoren wird die Methode round_word() in einer Schleife mit ihren Rückgabewert aufgeruf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11:14:38.396000000</meta:creation-date>
    <dc:date>2016-02-18T12:38:41.638000000</dc:date>
    <meta:editing-duration>PT23M14S</meta:editing-duration>
    <meta:editing-cycles>4</meta:editing-cycles>
    <meta:generator>LibreOffice/4.3.6.2$Windows_x86 LibreOffice_project/d50a87b2e514536ed401c18000dad4660b6a169e</meta:generator>
    <meta:document-statistic meta:object-count="73"/>
  </office:meta>
</office:document-meta>
</file>